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786cm" svg:height="2.167cm" draw:transform="skewX (-0.000523598775598316) rotate (-3.03093877901335) translate (5.4968902895466cm 6.0170106912926cm)" svg:viewBox="0 0 787 2168" svg:d="M0 2035c54-217 171-1126 144-1502-28-375 625-792 640-328 15 463-33 1520-74 1806-43 285-722 113-710 24z">
          <text:p/>
        </draw:path>
        <draw:path draw:style-name="gr1" draw:text-style-name="P1" draw:layer="layout" svg:width="0.903cm" svg:height="0.661cm" draw:transform="rotate (-2.15757602131539) translate (5.3999911071038cm 3.97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793cm" svg:height="2.19cm" draw:transform="skewX (-0.000523598775598368) rotate (2.08898458171201) translate (4.9582658181148cm 6.31085217717cm)" svg:viewBox="0 0 794 2191" svg:d="M0 1817c55-217 208-1197 180-1573-27-376 598-312 612 152 15 465-51 1420-91 1705-43 286-713-196-701-284z">
          <text:p/>
        </draw:path>
        <draw:path draw:style-name="gr1" draw:text-style-name="P1" draw:layer="layout" svg:width="0.903cm" svg:height="0.661cm" draw:transform="rotate (-2.15757602131539) translate (7.0759911071038cm 4.764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38cm" svg:height="1.996cm" draw:transform="skewX (0.000698131700797802) rotate (-1.94237692454449) translate (5.3514755534489cm 5.4332102133335cm)" svg:viewBox="0 0 1039 1997" svg:d="M1039 1827c-89-225-225-1127-198-1504 27-376-838-434-841-119-3 316 47 1286 170 1622 122 336 882 90 869 1z">
          <text:p/>
        </draw:path>
        <draw:path draw:style-name="gr1" draw:text-style-name="P1" draw:layer="layout" svg:width="0.903cm" svg:height="0.661cm" draw:transform="rotate (-2.15757602131539) translate (3.8859911071038cm 5.08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79cm" svg:height="2.205cm" draw:transform="skewX (0.000698131700797642) rotate (-0.795346540133816) translate (4.9676380282472cm 5.3510329015659cm)" svg:viewBox="0 0 791 2206" svg:d="M791 1821c-89-224-250-1089-224-1466s-564-485-567-169 71 1572 193 1908c122 337 612-184 598-273z">
          <text:p/>
        </draw:path>
        <draw:path draw:style-name="gr1" draw:text-style-name="P1" draw:layer="layout" svg:width="0.903cm" svg:height="0.661cm" draw:transform="rotate (-2.15757602131539) translate (4.4089911071038cm 6.946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37cm" svg:height="2.014cm" draw:transform="rotate (0.87109382967037) translate (4.4380507872644cm 6.0814526705523cm)" svg:viewBox="0 0 1038 2015" svg:d="M0 1827c88-224 225-1126 197-1503-27-377 838-436 841-119 3 316-25 1308-148 1645-122 338-903 65-890-23z">
          <text:p/>
        </draw:path>
        <draw:path draw:style-name="gr1" draw:text-style-name="P1" draw:layer="layout" svg:width="0.903cm" svg:height="0.661cm" draw:transform="rotate (-2.15757602131539) translate (6.5919911071038cm 6.704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3) rotate (-2.15705242253979) translate (5.4440326429421cm 5.539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0:27.862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